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7.828cm" fo:min-width="17.611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3399ff" draw:textarea-horizontal-align="justify" draw:textarea-vertical-align="middle" draw:auto-grow-height="false" fo:min-height="5.658cm" fo:min-width="16.45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ad4d8" draw:textarea-horizontal-align="justify" draw:textarea-vertical-align="middle" draw:auto-grow-height="false" fo:min-height="4.098cm" fo:min-width="4.56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546a76" draw:textarea-horizontal-align="justify" draw:textarea-vertical-align="middle" draw:auto-grow-height="false" fo:min-height="4.056cm" fo:min-width="4.568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379cm" fo:min-width="2.194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59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329cm" fo:min-width="2.144cm" fo:padding-top="0.15cm" fo:padding-bottom="0.15cm" fo:padding-left="0.275cm" fo:padding-right="0.275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 draw:fill-color="#ffffff"/>
      <style:text-properties fo:font-size="28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-color="#fad4d8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-color="#546a76"/>
      <style:paragraph-properties fo:text-align="center"/>
    </style:style>
    <style:style style:name="P8" style:family="paragraph">
      <loext:graphic-properties draw:fill-color="#88a0a8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8pt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8.128cm" svg:x="1.762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653cm" svg:height="6.602cm" draw:transform="skewX (0.0010471975511966) rotate (0.0010471975511966) translate (2.016cm 7.8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429cm" svg:height="1.397cm" svg:x="16.658cm" svg:y="5.318cm">
          <draw:text-box>
            <text:p><text:span text:style-name="T1">Poros</text:span></text:p>
          </draw:text-box>
        </draw:frame>
        <draw:frame draw:style-name="gr4" draw:text-style-name="P3" draw:layer="layout" svg:width="3.048cm" svg:height="1.352cm" svg:x="9.674cm" svg:y="6.588cm">
          <draw:text-box>
            <text:p><text:span text:style-name="T1">Cello</text:span></text:p>
          </draw:text-box>
        </draw:frame>
        <draw:custom-shape draw:style-name="gr5" draw:text-style-name="P5" draw:layer="layout" svg:width="5.588cm" svg:height="4.872cm" svg:x="2.248cm" svg:y="8.855cm">
          <text:p text:style-name="P4"><text:span text:style-name="T2">logicSynthesis:</text:span></text:p>
          <text:p text:style-name="P4"><text:span text:style-name="T2">Base (default)</text:span></text:p>
          <text:p text:style-name="P4"><text:span text:style-name="T2"/></text:p>
          <text:p text:style-name="P4"><text:span text:style-name="T2">placement:</text:span></text:p>
          <text:p text:style-name="P4"><text:span text:style-name="T2">Placement (defaul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429cm" svg:height="0.889cm" svg:x="3.464cm" svg:y="8.112cm">
          <draw:text-box>
            <text:p><text:span text:style-name="T3">DNACompiler</text:span></text:p>
          </draw:text-box>
        </draw:frame>
        <draw:custom-shape draw:style-name="gr7" draw:text-style-name="P7" draw:layer="layout" svg:width="5.588cm" svg:height="4.826cm" svg:x="8.079cm" svg:y="8.8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3.81cm" svg:height="0.889cm" svg:x="9.118cm" svg:y="9.119cm">
          <text:p text:style-name="P4"><text:span text:style-name="T2">New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4.953cm" svg:height="0.846cm" svg:x="8.641cm" svg:y="8.139cm">
          <draw:text-box>
            <text:p><text:span text:style-name="T3">Stage logicSynthesis</text:span></text:p>
          </draw:text-box>
        </draw:frame>
        <draw:custom-shape draw:style-name="gr8" draw:text-style-name="P8" draw:layer="layout" svg:width="3.81cm" svg:height="0.889cm" svg:x="9.119cm" svg:y="10.889cm">
          <text:p text:style-name="P4"><text:span text:style-name="T2">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3.81cm" svg:height="0.889cm" svg:x="9.141cm" svg:y="12.595cm">
          <text:p text:style-name="P4"><text:span text:style-name="T2">Ot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588cm" svg:height="4.826cm" svg:x="13.88cm" svg:y="8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.81cm" svg:height="0.889cm" svg:x="14.919cm" svg:y="9.133cm">
          <text:p text:style-name="P4"><text:span text:style-name="T2">New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4.113cm" svg:height="0.846cm" svg:x="14.872cm" svg:y="8.155cm">
          <draw:text-box>
            <text:p><text:span text:style-name="T3">Stage placement</text:span></text:p>
          </draw:text-box>
        </draw:frame>
        <draw:custom-shape draw:style-name="gr10" draw:text-style-name="P8" draw:layer="layout" svg:width="3.81cm" svg:height="0.889cm" svg:x="14.92cm" svg:y="10.903cm">
          <text:p text:style-name="P4"><text:span text:style-name="T2">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3.81cm" svg:height="0.889cm" svg:x="14.942cm" svg:y="12.609cm">
          <text:p text:style-name="P4"><text:span text:style-name="T2">Place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1H3M31S</meta:editing-duration>
    <meta:editing-cycles>35</meta:editing-cycles>
    <meta:generator>LibreOffice/5.1.6.2$Linux_X86_64 LibreOffice_project/10m0$Build-2</meta:generator>
    <dc:date>2017-12-28T00:22:20.516456181</dc:date>
    <meta:document-statistic meta:object-count="16"/>
  </office:meta>
</office:document-meta>
</file>